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5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PEÑA RAMOS JORGE LUIS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PEÑA RAMOS JORGE LUIS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CO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5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PEÑA RAMOS JORGE LUIS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FLORES RAMOS, MADALIN PATRICIA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7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7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50798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4T23:52:04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